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style:use-window-font-color="true" loext:opacity="0%" style:font-name="Courier New" fo:font-size="11pt" fo:language="es" fo:country="AR" fo:font-weight="normal" style:font-size-asian="11pt" style:font-weight-asian="normal"/>
    </style:style>
    <style:style style:name="P3" style:family="paragraph" style:parent-style-name="Standard">
      <style:text-properties fo:color="#004dbb" loext:opacity="100%" style:font-name="Courier New" fo:font-size="11pt" fo:language="es" fo:country="AR" fo:font-weight="bold" style:font-size-asian="11pt" style:font-weight-asian="bold"/>
    </style:style>
    <style:style style:name="P4" style:family="paragraph" style:parent-style-name="Standard">
      <style:text-properties style:use-window-font-color="true" loext:opacity="0%" style:font-name="Courier New" fo:font-size="11pt" fo:language="es" fo:country="AR" style:text-underline-style="none" fo:font-weight="normal" style:font-size-asian="11pt" style:font-weight-asian="normal"/>
    </style:style>
    <style:style style:name="P5" style:family="paragraph" style:parent-style-name="Standard">
      <style:text-properties style:use-window-font-color="true" loext:opacity="0%" style:font-name="Courier New" fo:font-size="11pt" fo:language="es" fo:country="AR" style:text-underline-style="solid" style:text-underline-width="auto" style:text-underline-color="font-color" fo:font-weight="normal" style:font-size-asian="11pt" style:font-weight-asian="normal"/>
    </style:style>
    <style:style style:name="P6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style:font-size-asian="11pt" style:font-style-asian="normal" style:font-weight-asian="normal"/>
    </style:style>
    <style:style style:name="P7" style:family="paragraph" style:parent-style-name="Standard">
      <style:text-properties style:use-window-font-color="true" loext:opacity="0%" style:font-name="Courier New" fo:font-size="11pt" fo:language="es" fo:country="AR" fo:font-style="italic" style:text-underline-style="none" fo:font-weight="bold" style:font-size-asian="11pt" style:font-style-asian="italic" style:font-weight-asian="bold"/>
    </style:style>
    <style:style style:name="P8" style:family="paragraph">
      <loext:graphic-properties draw:fill="none"/>
    </style:style>
    <style:style style:name="P9" style:family="paragraph" style:parent-style-name="Standard">
      <style:text-properties officeooo:paragraph-rsid="00166597"/>
    </style:style>
    <style:style style:name="P10" style:family="paragraph" style:parent-style-name="Standard">
      <style:text-properties officeooo:paragraph-rsid="0017996c"/>
    </style:style>
    <style:style style:name="P11" style:family="paragraph" style:parent-style-name="Standard">
      <style:text-properties officeooo:paragraph-rsid="00164573"/>
    </style:style>
    <style:style style:name="P12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officeooo:paragraph-rsid="0017996c" style:font-size-asian="11pt" style:font-style-asian="normal" style:font-weight-asian="normal"/>
    </style:style>
    <style:style style:name="P13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officeooo:paragraph-rsid="001c4ce5" style:font-size-asian="11pt" style:font-style-asian="normal" style:font-weight-asian="normal"/>
    </style:style>
    <style:style style:name="P14" style:family="paragraph" style:parent-style-name="Standard">
      <style:text-properties officeooo:paragraph-rsid="0018a0e1"/>
    </style:style>
    <style:style style:name="P15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officeooo:paragraph-rsid="001a8048" style:font-size-asian="11pt" style:font-style-asian="normal" style:font-weight-asian="normal"/>
    </style:style>
    <style:style style:name="P16" style:family="paragraph" style:parent-style-name="Standard">
      <style:text-properties officeooo:paragraph-rsid="001a8048"/>
    </style:style>
    <style:style style:name="P17" style:family="paragraph" style:parent-style-name="Standard">
      <style:text-properties officeooo:paragraph-rsid="001c4ce5"/>
    </style:style>
    <style:style style:name="T1" style:family="text">
      <style:text-properties style:font-name="Courier New" fo:font-size="11pt" fo:language="es" fo:country="AR" fo:font-weight="bold" style:font-size-asian="11pt" style:font-weight-asian="bold"/>
    </style:style>
    <style:style style:name="T2" style:family="text">
      <style:text-properties fo:color="#004dbb" loext:opacity="100%" style:font-name="Courier New" fo:font-size="11pt" fo:language="es" fo:country="AR" fo:font-weight="bold" style:font-size-asian="11pt" style:font-weight-asian="bold"/>
    </style:style>
    <style:style style:name="T3" style:family="text">
      <style:text-properties style:use-window-font-color="true" loext:opacity="0%" style:font-name="Courier New" fo:font-size="11pt" fo:language="es" fo:country="AR" fo:font-weight="normal" style:font-size-asian="11pt" style:font-weight-asian="normal"/>
    </style:style>
    <style:style style:name="T4" style:family="text">
      <style:text-properties style:use-window-font-color="true" loext:opacity="0%" style:font-name="Courier New" fo:font-size="11pt" fo:language="es" fo:country="AR" fo:font-weight="bold" style:font-size-asian="11pt" style:font-weight-asian="bold"/>
    </style:style>
    <style:style style:name="T5" style:family="text">
      <style:text-properties style:use-window-font-color="true" loext:opacity="0%" style:font-name="Courier New" fo:font-size="11pt" fo:language="es" fo:country="AR" style:text-underline-style="solid" style:text-underline-width="auto" style:text-underline-color="font-color" fo:font-weight="normal" style:font-size-asian="11pt" style:font-weight-asian="normal"/>
    </style:style>
    <style:style style:name="T6" style:family="text">
      <style:text-properties style:use-window-font-color="true" loext:opacity="0%" style:font-name="Courier New" fo:font-size="11pt" fo:language="es" fo:country="AR" style:text-underline-style="none" fo:font-weight="normal" style:font-size-asian="11pt" style:font-weight-asian="normal"/>
    </style:style>
    <style:style style:name="T7" style:family="text">
      <style:text-properties style:use-window-font-color="true" loext:opacity="0%" style:font-name="Courier New" fo:font-size="12pt" fo:language="es" fo:country="AR" style:text-underline-style="none" fo:font-weight="bold" style:font-size-asian="12pt" style:font-weight-asian="bold"/>
    </style:style>
    <style:style style:name="T8" style:family="text">
      <style:text-properties style:use-window-font-color="true" loext:opacity="0%" style:font-name="Courier New" fo:font-size="11pt" fo:language="es" fo:country="AR" style:text-underline-style="none" fo:font-weight="bold" style:font-size-asian="11pt" style:font-weight-asian="bold"/>
    </style:style>
    <style:style style:name="T9" style:family="text">
      <style:text-properties style:use-window-font-color="true" loext:opacity="0%" style:font-name="Courier New" fo:font-size="11pt" fo:language="es" fo:country="AR" fo:font-style="italic" style:text-underline-style="none" fo:font-weight="bold" style:font-size-asian="11pt" style:font-style-asian="italic" style:font-weight-asian="bold"/>
    </style:style>
    <style:style style:name="T10" style:family="text">
      <style:text-properties style:use-window-font-color="true" loext:opacity="0%" style:font-name="Courier New" fo:font-size="11pt" fo:language="es" fo:country="AR" fo:font-style="italic" style:text-underline-style="none" fo:font-weight="normal" style:font-size-asian="11pt" style:font-style-asian="italic" style:font-weight-asian="normal"/>
    </style:style>
    <style:style style:name="T11" style:family="text">
      <style:text-properties style:use-window-font-color="true" loext:opacity="0%" style:font-name="Courier New" fo:font-size="11pt" fo:language="es" fo:country="AR" fo:font-style="normal" style:text-underline-style="none" fo:font-weight="normal" style:font-size-asian="11pt" style:font-style-asian="normal" style:font-weight-asian="normal"/>
    </style:style>
    <style:style style:name="T12" style:family="text">
      <style:text-properties style:use-window-font-color="true" loext:opacity="0%" style:font-name="Courier New" fo:font-size="11pt" fo:language="es" fo:country="AR" fo:font-style="normal" style:text-underline-style="none" fo:font-weight="bold" style:font-size-asian="11pt" style:font-style-asian="normal" style:font-weight-asian="bold"/>
    </style:style>
    <style:style style:name="T13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17996c" style:font-size-asian="11pt" style:font-style-asian="normal" style:font-weight-asian="normal"/>
    </style:style>
    <style:style style:name="T14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164573" style:font-size-asian="11pt" style:font-style-asian="normal" style:font-weight-asian="normal"/>
    </style:style>
    <style:style style:name="T15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166597" style:font-size-asian="11pt" style:font-style-asian="normal" style:font-weight-asian="normal"/>
    </style:style>
    <style:style style:name="T16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1a8048" style:font-size-asian="11pt" style:font-style-asian="normal" style:font-weight-asian="normal"/>
    </style:style>
    <style:style style:name="T17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18a0e1" style:font-size-asian="11pt" style:font-style-asian="normal" style:font-weight-asian="normal"/>
    </style:style>
    <style:style style:name="T18" style:family="text">
      <style:text-properties officeooo:rsid="001a8048"/>
    </style:style>
    <style:style style:name="T19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1d03c6" style:font-size-asian="11pt" style:font-style-asian="normal" style:font-weight-asian="normal"/>
    </style:style>
    <style:style style:name="T20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1c4ce5" style:font-size-asian="11pt" style:font-style-asian="normal" style:font-weight-asian="normal"/>
    </style:style>
    <style:style style:name="gr1" style:family="graphic">
      <style:graphic-properties draw:fill="none" draw:textarea-horizontal-align="justify" draw:textarea-vertical-align="middle" draw:auto-grow-height="false" fo:min-height="1.672cm" fo:min-width="15.72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1.722cm" fo:min-width="16.432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cm" draw:fill="none" loext:fill-use-slide-background="false" draw:textarea-horizontal-align="justify" draw:textarea-vertical-align="middle" draw:auto-grow-height="false" fo:min-height="2.053cm" fo:min-width="16.4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blema 1: </text:span><text:span text:style-name="T2">Alquiler de mobiliario</text:span></text:p>
      <text:p text:style-name="P2">ID: Autenticarse encargado.</text:p>
      <text:p text:style-name="Standard"><text:span text:style-name="T3">TÍTULO: </text:span><text:span text:style-name="T4">Como </text:span><text:span text:style-name="T3">&lt;encargado de mobiliario&gt; </text:span><text:span text:style-name="T4">quiero </text:span><text:span text:style-name="T3">&lt;autenticarme en el sistema&gt; </text:span><text:span text:style-name="T4">para </text:span><text:span text:style-name="T3">&lt;poder dar de alta el mobiliario para que luego sea reservado online por clientes&gt;.</text:span></text:p>
      <text:p text:style-name="P2">REGLAS DE NEGOCIO: solo personal autorizado (encargado de mobiliario). </text:p>
      <text:p text:style-name="P2"/>
      <text:p text:style-name="P2">CRITERIOS DE ACEPTACION:</text:p>
      <text:p text:style-name="P2">Escenario 1: </text:p>
      <text:p text:style-name="P2">Dado &lt;&gt;,</text:p>
      <text:p text:style-name="P2">Cuando &lt;&gt;,</text:p>
      <text:p text:style-name="P2">Entonces &lt;&gt;.</text:p>
      <text:p text:style-name="P2">Escenario 2:</text:p>
      <text:p text:style-name="P2">Dado &lt;&gt;,</text:p>
      <text:p text:style-name="P2">Cuando &lt;&gt;,</text:p>
      <text:p text:style-name="P2">Entonces &lt;&gt;.</text:p>
      <text:p text:style-name="P2">Escenario 3:</text:p>
      <text:p text:style-name="P2">Dado &lt;&gt;,</text:p>
      <text:p text:style-name="P2">Cuando &lt;&gt;,</text:p>
      <text:p text:style-name="P2">Entonces &lt;&gt;.</text:p>
      <text:p text:style-name="P2">Escenario 4:</text:p>
      <text:p text:style-name="P2">Dado &lt;&gt;,</text:p>
      <text:p text:style-name="P2">Cuando &lt;&gt;,</text:p>
      <text:p text:style-name="P2">Entonces &lt;&gt;.</text:p>
      <text:p text:style-name="P3"/>
      <text:p text:style-name="P3"/>
      <text:p text:style-name="P2"/>
      <text:p text:style-name="Standard"><text:span text:style-name="T5">ID</text:span><text:span text:style-name="T6">: </text:span><text:span text:style-name="T7">Cargar mobiliario</text:span><text:span text:style-name="T6">.</text:span></text:p>
      <text:p text:style-name="Standard"><text:span text:style-name="T5">TÍTULO</text:span><text:span text:style-name="T6">: </text:span><text:span text:style-name="T8">Como </text:span><text:span text:style-name="T6">&lt;encargado del departamento de mobiliario&gt; </text:span><text:span text:style-name="T8">quiero </text:span><text:span text:style-name="T6">&lt;cargar el mobiliario en un sistema&gt; </text:span><text:span text:style-name="T8">para </text:span><text:span text:style-name="T6">&lt;que los clientes puedan reservarlos online&gt;.</text:span></text:p>
      <text:p text:style-name="Standard"><text:span text:style-name="T5">REGLAS DE NEGOCIO</text:span><text:span text:style-name="T6">: los codigos no pueden repetirse. El precio se debe cargar en dolares.</text:span></text:p>
      <text:p text:style-name="P4"/>
      <text:p text:style-name="P5">CRITERIOS DE ACEPTACION:</text:p>
      <text:p text:style-name="Standard"><text:span text:style-name="T9">Escenario </text:span><text:span text:style-name="T10">1: </text:span><text:span text:style-name="T11">Carga exitosa.</text:span></text:p>
      <text:p text:style-name="P6">Dado &lt;que el encargado de mobiliario se autentica exitosamente en el sistema&gt;,</text:p>
      <text:p text:style-name="P6">Cuando &lt;ingresa código de inventario inexistente previamente, tipo de mueble, fecha de creación, fecha de último</text:p>
      <text:p text:style-name="P6">mantenimiento, estado (libre/de baja/alquilado) y el precio de alquiler, cuando presiona "Dar de alta"&gt;,</text:p>
      <text:p text:style-name="P6">Entonces &lt;el mobiliario se carga en el stock del sistema exitosamente&gt;.</text:p>
      <text:p text:style-name="Standard"><text:span text:style-name="T9">Escenario 2: </text:span><text:span text:style-name="T11">Carga fallida por codigo de inventario preexistente.</text:span></text:p>
      <text:p text:style-name="P6">Dado &lt;que el encargado de mobiliario se autentica exitosamente en el sistema&gt;,</text:p>
      <text:p text:style-name="P6">Cuando &lt;ingresa código de inventario existente previamente, tipo de mueble, fecha de creación, fecha de último</text:p>
      <text:p text:style-name="P6">mantenimiento, estado (libre/de baja/alquilado) y el precio de alquiler, cuando presiona "Dar de alta"&gt;,</text:p>
      <text:p text:style-name="P6"><text:soft-page-break/>Entonces &lt;el sistema informa que no se puede realizar la carga en el stock del sistema debido a que el codigo de inventario ya se encontraba ingresado previamente en sistema&gt;.</text:p>
      <text:p text:style-name="P7">Escenario 3: </text:p>
      <text:p text:style-name="P6">Dado &lt;&gt;,</text:p>
      <text:p text:style-name="P6">Cuando &lt;&gt;,</text:p>
      <text:p text:style-name="P6">Entonces &lt;&gt;.</text:p>
      <text:p text:style-name="P7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P6">----------------------------------------------------------------</text:p>
      <text:p text:style-name="P6"/>
      <text:p text:style-name="P6">Problema 2: Posgrado</text:p>
      <text:p text:style-name="P6">ID: </text:p>
      <text:p text:style-name="Standard"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/>
      <text:p text:style-name="P6">CRITERIOS DE ACEPTACION:</text:p>
      <text:p text:style-name="P6">Escenario 1: </text:p>
      <text:p text:style-name="P6">Dado &lt;&gt;,</text:p>
      <text:p text:style-name="P6"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P6"/>
      <text:p text:style-name="P6">----------------------------------------------------------------</text:p>
      <text:p text:style-name="P6"/>
      <text:p text:style-name="P6">Problema 3: Contratos</text:p>
      <text:p text:style-name="P6">ID: </text:p>
      <text:p text:style-name="Standard"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/>
      <text:p text:style-name="P6">CRITERIOS DE ACEPTACION:</text:p>
      <text:p text:style-name="P6">Escenario 1: </text:p>
      <text:p text:style-name="P6">Dado &lt;&gt;,</text:p>
      <text:p text:style-name="P6"><text:soft-page-break/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P6"/>
      <text:p text:style-name="P6">----------------------------------------------------------------</text:p>
      <text:p text:style-name="P6"/>
      <text:p text:style-name="P6">Problema 4: Venta de bebidas</text:p>
      <text:p text:style-name="P6">ID: </text:p>
      <text:p text:style-name="Standard"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/>
      <text:p text:style-name="P6">CRITERIOS DE ACEPTACION:</text:p>
      <text:p text:style-name="P6">Escenario 1: </text:p>
      <text:p text:style-name="P6">Dado &lt;&gt;,</text:p>
      <text:p text:style-name="P6"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P6"/>
      <text:p text:style-name="P6">----------------------------------------------------------------</text:p>
      <text:p text:style-name="P6"/>
      <text:p text:style-name="P6">Problema 5: Casa de fotografia</text:p>
      <text:p text:style-name="P6">ID: </text:p>
      <text:p text:style-name="Standard"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><text:soft-page-break/></text:p>
      <text:p text:style-name="P6">CRITERIOS DE ACEPTACION:</text:p>
      <text:p text:style-name="P6">Escenario 1: </text:p>
      <text:p text:style-name="P6">Dado &lt;&gt;,</text:p>
      <text:p text:style-name="P6"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P6"/>
      <text:p text:style-name="P6">----------------------------------------------------------------</text:p>
      <text:p text:style-name="P6"/>
      <text:p text:style-name="P6">Problema 6: Biblioteca</text:p>
      <text:p text:style-name="P6">ID: </text:p>
      <text:p text:style-name="Standard"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/>
      <text:p text:style-name="P6">CRITERIOS DE ACEPTACION:</text:p>
      <text:p text:style-name="P6">Escenario 1: </text:p>
      <text:p text:style-name="P6">Dado &lt;&gt;,</text:p>
      <text:p text:style-name="P6"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P6"/>
      <text:p text:style-name="P6">----------------------------------------------------------------</text:p>
      <text:p text:style-name="P6"/>
      <text:p text:style-name="P6">Problema 7: Mutual</text:p>
      <text:p text:style-name="P6"><text:soft-page-break/>ID: </text:p>
      <text:p text:style-name="Standard"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/>
      <text:p text:style-name="P6">CRITERIOS DE ACEPTACION:</text:p>
      <text:p text:style-name="P6">Escenario 1: </text:p>
      <text:p text:style-name="P6">Dado &lt;&gt;,</text:p>
      <text:p text:style-name="P6"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P6"/>
      <text:p text:style-name="P6">----------------------------------------------------------------</text:p>
      <text:p text:style-name="P6"/>
      <text:p text:style-name="P6">Problema 8: Teatro</text:p>
      <text:p text:style-name="Standard"><draw:custom-shape text:anchor-type="paragraph" draw:z-index="0" draw:name="Forma 1" draw:style-name="gr1" draw:text-style-name="P8" svg:width="15.902cm" svg:height="1.853cm" svg:x="-0.041cm" svg:y="0.0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1">ID: </text:span><text:span text:style-name="T13">Compra web de entradas.</text:span></text:p>
      <text:p text:style-name="Standard"><text:span text:style-name="T11">TÍTULO: </text:span><text:span text:style-name="T12">Como </text:span><text:span text:style-name="T11">&lt;</text:span><text:span text:style-name="T14">cliente</text:span><text:span text:style-name="T11">&gt; </text:span><text:span text:style-name="T12">quiero </text:span><text:span text:style-name="T11">&lt;</text:span><text:span text:style-name="T14">comprar entradas via web</text:span><text:span text:style-name="T11">&gt; </text:span><text:span text:style-name="T12">para </text:span><text:span text:style-name="T11">&lt;</text:span><text:span text:style-name="T14">para poder ver obras</text:span><text:span text:style-name="T11">&gt;</text:span></text:p>
      <text:p text:style-name="Standard"><text:span text:style-name="T11">REGLAS DE NEGOCIO: </text:span><text:span text:style-name="T14">se precisa tarjeta de credito.</text:span></text:p>
      <text:p text:style-name="P6"/>
      <text:p text:style-name="P6"/>
      <text:p text:style-name="P6">CRITERIOS DE ACEPTACION:</text:p>
      <text:p text:style-name="Standard"><text:span text:style-name="T11">Escenario 1: </text:span><text:span text:style-name="T14">Compra exitosa</text:span></text:p>
      <text:p text:style-name="Standard"><text:span text:style-name="T11">Dado &lt;</text:span><text:span text:style-name="T14">que </text:span><text:span text:style-name="T15">como cliente elijo una obra y presiono comprar entradas</text:span><text:span text:style-name="T11">&gt;,</text:span></text:p>
      <text:p text:style-name="Standard"><text:span text:style-name="T11">Cuando &lt;</text:span><text:span text:style-name="T15">el sistema me </text:span><text:span text:style-name="T13">muestra la grilla, elijo una, elijo la cantidad de entradas, luego me </text:span><text:span text:style-name="T15">dirije al pago con TC, ingreso datos de una TC valida y con fondos, cuando presiono confirmar</text:span><text:span text:style-name="T11">&gt;,</text:span></text:p>
      <text:p text:style-name="Standard"><text:span text:style-name="T11">Entonces &lt;</text:span><text:span text:style-name="T15">el sistema me emite un codigo de compra con el cual podre retirar las entradas en el teatro</text:span><text:span text:style-name="T11">&gt;.</text:span></text:p>
      <text:p text:style-name="P6"/>
      <text:p text:style-name="Standard"><text:span text:style-name="T11">Escenario 2: </text:span><text:span text:style-name="T14">Compra fallida por tarjeta invalida</text:span></text:p>
      <text:p text:style-name="P9"><text:span text:style-name="T11">Dado &lt;</text:span><text:span text:style-name="T14">que </text:span><text:span text:style-name="T15">como cliente elijo una obra y presiono comprar entradas</text:span><text:span text:style-name="T11">&gt;,</text:span></text:p>
      <text:p text:style-name="P10"><text:span text:style-name="T11">Cuando &lt;</text:span><text:span text:style-name="T15">el sistema me </text:span><text:span text:style-name="T13">muestra la grilla, elijo una, elijo la cantidad de entradas, luego</text:span><text:span text:style-name="T15"> me dirije al pago con TC, ingreso datos de una TC invalida, cuando presiono confirmar</text:span><text:span text:style-name="T11">&gt;,</text:span></text:p>
      <text:p text:style-name="P9"><text:span text:style-name="T11">Entonces &lt;</text:span><text:span text:style-name="T15">el sistema informa el error y no me emite el codigo de compra</text:span><text:span text:style-name="T11">&gt;.</text:span></text:p>
      <text:p text:style-name="P6"/>
      <text:p text:style-name="P11"><text:span text:style-name="T11">Escenario 3: </text:span><text:span text:style-name="T14">Compra fallida por fondos insuficientes</text:span></text:p>
      <text:p text:style-name="P9"><text:soft-page-break/><text:span text:style-name="T11">Dado &lt;</text:span><text:span text:style-name="T14">que </text:span><text:span text:style-name="T15">como cliente elijo una obra y presiono comprar entradas</text:span><text:span text:style-name="T11">&gt;,</text:span></text:p>
      <text:p text:style-name="P10"><text:span text:style-name="T11">Cuando &lt;</text:span><text:span text:style-name="T15">el sistema me </text:span><text:span text:style-name="T13">muestra la grilla, elijo una, elijo la cantidad de entradas, luego</text:span><text:span text:style-name="T15"> me dirije al pago con TC, ingreso datos de una TC valida sin fondos suficientes, cuando presiono confirmar</text:span><text:span text:style-name="T11">&gt;,</text:span></text:p>
      <text:p text:style-name="P9"><text:span text:style-name="T11">Entonces &lt;</text:span><text:span text:style-name="T15">el sistema informa el error y no me emite el codigo de compra</text:span><text:span text:style-name="T11">&gt;.</text:span></text:p>
      <text:p text:style-name="P6"/>
      <text:p text:style-name="Standard"><text:span text:style-name="T11">Escenario 4: </text:span><text:span text:style-name="T13">Compra fallida por falta de cupo</text:span></text:p>
      <text:p text:style-name="P10"><text:span text:style-name="T11">Dado &lt;</text:span><text:span text:style-name="T14">que </text:span><text:span text:style-name="T15">como cliente elijo una obra y presiono comprar entradas</text:span><text:span text:style-name="T11">&gt;,</text:span></text:p>
      <text:p text:style-name="P10"><text:span text:style-name="T11">Cuando &lt;</text:span><text:span text:style-name="T15">el sistema me </text:span><text:span text:style-name="T13">muestra la grilla, elijo una, elijo la cantidad de entradas, luego</text:span><text:span text:style-name="T15"> me dirije al pago con TC, ingreso datos de una TC valida y con fondos, cuando presiono confirmar</text:span><text:span text:style-name="T11">&gt;,</text:span></text:p>
      <text:p text:style-name="P10"><text:span text:style-name="T11">Entonces &lt;</text:span><text:span text:style-name="T15">el sistema informa </text:span><text:span text:style-name="T13">que no queda la cantidad de entradas solicitadas,</text:span><text:span text:style-name="T15"> y no me emite el codigo de compra</text:span><text:span text:style-name="T11">&gt;.</text:span></text:p>
      <text:p text:style-name="P6"/>
      <text:p text:style-name="P6"/>
      <text:p text:style-name="P10"><draw:custom-shape text:anchor-type="paragraph" draw:z-index="1" draw:name="Forma 2" draw:style-name="gr2" draw:text-style-name="P8" svg:width="16.617cm" svg:height="1.906cm" svg:x="0.012cm" svg:y="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1">ID: </text:span><text:span text:style-name="T16">Compra</text:span><text:span text:style-name="T13"> presencial de entradas.</text:span></text:p>
      <text:p text:style-name="P10"><text:span text:style-name="T11">TÍTULO: </text:span><text:span text:style-name="T12">Como </text:span><text:span text:style-name="T11">&lt;</text:span><text:span text:style-name="T13">empleado</text:span><text:span text:style-name="T11">&gt; </text:span><text:span text:style-name="T12">quiero </text:span><text:span text:style-name="T11">&lt;</text:span><text:span text:style-name="T13">cargar la </text:span><text:span text:style-name="T16">compra</text:span><text:span text:style-name="T13"> de entradas</text:span><text:span text:style-name="T11">&gt; </text:span><text:span text:style-name="T12">para </text:span><text:span text:style-name="T11">&lt;</text:span><text:span text:style-name="T13">que el cliente pueda adquirir las entradas solicitadas</text:span><text:span text:style-name="T11">&gt;</text:span></text:p>
      <text:p text:style-name="P10"><text:span text:style-name="T11">REGLAS DE NEGOCIO: </text:span><text:span text:style-name="T14">se precisa tarjeta de credito.</text:span></text:p>
      <text:p text:style-name="P12"/>
      <text:p text:style-name="P13"><text:span text:style-name="T11">CRITERIOS DE ACEPTACION:</text:span></text:p>
      <text:p text:style-name="P10"><text:span text:style-name="T11">Escenario 1: </text:span><text:span text:style-name="T14">Compra exitosa</text:span></text:p>
      <text:p text:style-name="P10"><text:span text:style-name="T11">Dado &lt;</text:span><text:span text:style-name="T14">que </text:span><text:span text:style-name="T15">como </text:span><text:span text:style-name="T13">empleado</text:span><text:span text:style-name="T15"> elijo una obra y presiono comprar entradas</text:span><text:span text:style-name="T11">&gt;,</text:span></text:p>
      <text:p text:style-name="P10"><text:span text:style-name="T11">Cuando &lt;</text:span><text:span text:style-name="T15">el sistema me </text:span><text:span text:style-name="T13">muestra la grilla, elijo una, elijo la cantidad de entradas, luego me </text:span><text:span text:style-name="T15">dirije al pago con TC, ingreso datos de una TC valida y con fondos, cuando presiono confirmar</text:span><text:span text:style-name="T11">&gt;,</text:span></text:p>
      <text:p text:style-name="P10"><text:span text:style-name="T11">Entonces &lt;</text:span><text:span text:style-name="T15">el sistema me emite un codigo de compra con el cual podre retirar las entradas en el teatro</text:span><text:span text:style-name="T11">&gt;.</text:span></text:p>
      <text:p text:style-name="P12"/>
      <text:p text:style-name="P10"><text:span text:style-name="T11">Escenario 2: </text:span><text:span text:style-name="T14">Compra fallida por tarjeta invalida</text:span></text:p>
      <text:p text:style-name="P14"><text:span text:style-name="T11">Dado &lt;</text:span><text:span text:style-name="T14">que </text:span><text:span text:style-name="T15">como </text:span><text:span text:style-name="T13">empleado</text:span><text:span text:style-name="T15"> elijo una obra y presiono comprar entradas</text:span><text:span text:style-name="T11">&gt;,</text:span></text:p>
      <text:p text:style-name="P14"><text:span text:style-name="T11">Cuando &lt;</text:span><text:span text:style-name="T15">el sistema me </text:span><text:span text:style-name="T13">muestra la grilla, elijo una, elijo la cantidad de entradas, luego me </text:span><text:span text:style-name="T15">dirije al pago con TC, ingreso datos de una TC </text:span><text:span text:style-name="T17">in</text:span><text:span text:style-name="T15">valida, cuando presiono confirmar</text:span><text:span text:style-name="T11">&gt;,</text:span></text:p>
      <text:p text:style-name="P14"><text:span text:style-name="T11">Entonces &lt;</text:span><text:span text:style-name="T15">el sistema me </text:span><text:span text:style-name="T17">informa el error y no se imprimen las entradas</text:span><text:span text:style-name="T11">&gt;.</text:span></text:p>
      <text:p text:style-name="P14"><text:span text:style-name="T11"/></text:p>
      <text:p text:style-name="P14"><text:span text:style-name="T11">Escenario </text:span><text:span text:style-name="T17">3</text:span><text:span text:style-name="T11">: </text:span><text:span text:style-name="T14">Compra fallida por tarjeta </text:span><text:span text:style-name="T17">con fondos insuficientes.</text:span></text:p>
      <text:p text:style-name="P14"><text:span text:style-name="T11">Dado &lt;</text:span><text:span text:style-name="T14">que </text:span><text:span text:style-name="T15">como </text:span><text:span text:style-name="T13">empleado</text:span><text:span text:style-name="T15"> elijo una obra y presiono comprar entradas</text:span><text:span text:style-name="T11">&gt;,</text:span></text:p>
      <text:p text:style-name="P14"><text:span text:style-name="T11">Cuando &lt;</text:span><text:span text:style-name="T15">el sistema me </text:span><text:span text:style-name="T13">muestra la grilla, elijo una, elijo la cantidad de entradas, luego me </text:span><text:span text:style-name="T15">dirije al pago con TC, ingreso datos de una TC valida </text:span><text:span text:style-name="T17">con fondos insuficientes</text:span><text:span text:style-name="T15">, cuando presiono confirmar</text:span><text:span text:style-name="T11">&gt;,</text:span></text:p>
      <text:p text:style-name="P14"><text:span text:style-name="T11">Entonces &lt;</text:span><text:span text:style-name="T15">el sistema me </text:span><text:span text:style-name="T17">informa el error y no se imprimen las entradas</text:span><text:span text:style-name="T11">&gt;.</text:span></text:p>
      <text:p text:style-name="P14"><text:span text:style-name="T11"/></text:p>
      <text:p text:style-name="P14"><text:span text:style-name="T11">Escenario </text:span><text:span text:style-name="T17">4</text:span><text:span text:style-name="T11">: </text:span><text:span text:style-name="T14">Compra fallida por </text:span><text:span text:style-name="T17">falta de cupo.</text:span></text:p>
      <text:p text:style-name="P14"><text:span text:style-name="T11">Dado &lt;</text:span><text:span text:style-name="T14">que </text:span><text:span text:style-name="T15">como </text:span><text:span text:style-name="T13">empleado</text:span><text:span text:style-name="T15"> elijo una obra y presiono comprar entradas</text:span><text:span text:style-name="T11">&gt;,</text:span></text:p>
      <text:p text:style-name="P14"><text:span text:style-name="T11">Cuando &lt;</text:span><text:span text:style-name="T15">el sistema me </text:span><text:span text:style-name="T13">muestra la grilla, elijo una, elijo la cantidad de entradas</text:span><text:span text:style-name="T11">&gt;,</text:span></text:p>
      <text:p text:style-name="P14"><text:span text:style-name="T11">Entonces &lt;</text:span><text:span text:style-name="T15">el sistema me </text:span><text:span text:style-name="T17">informa que no hay suficientes lugares libres y no se imprimen las entradas</text:span><text:span text:style-name="T11">&gt;.</text:span></text:p>
      <text:p text:style-name="P12"><text:soft-page-break/></text:p>
      <text:p text:style-name="P15"><draw:custom-shape text:anchor-type="paragraph" draw:z-index="2" draw:name="Forma 3" draw:style-name="gr3" draw:text-style-name="P8" svg:width="16.722cm" svg:height="2.276cm" svg:x="-0.025cm" svg:y="0.118cm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ID: <text:span text:style-name="T18">Compra de entradas reservadas.</text:span></text:p>
      <text:p text:style-name="P16"><text:span text:style-name="T11">TÍTULO: </text:span><text:span text:style-name="T12">Como </text:span><text:span text:style-name="T11">&lt;</text:span><text:span text:style-name="T16">empleado</text:span><text:span text:style-name="T11">&gt; </text:span><text:span text:style-name="T12">quiero </text:span><text:span text:style-name="T11">&lt;</text:span><text:span text:style-name="T16">completar la compra de entradas reservadas</text:span><text:span text:style-name="T11">&gt; </text:span><text:span text:style-name="T12">para </text:span><text:span text:style-name="T11">&lt;</text:span><text:span text:style-name="T16">que el cliente pueda presenciar la obra deseada</text:span><text:span text:style-name="T11">&gt;.</text:span></text:p>
      <text:p text:style-name="P15">REGLAS DE NEGOCIO: <text:span text:style-name="T18">el horario de compra efectiva debe ser mayor a 3 hs del horario de funcion, el pago se realiza con TC.</text:span></text:p>
      <text:p text:style-name="P15"/>
      <text:p text:style-name="P15"/>
      <text:p text:style-name="P17"><text:span text:style-name="T11">Escenario 1: </text:span><text:span text:style-name="T19">Compra exitosa</text:span><text:span text:style-name="T20">.</text:span></text:p>
      <text:p text:style-name="P17"><text:span text:style-name="T11">Dado &lt;</text:span><text:span text:style-name="T14">que </text:span><text:span text:style-name="T15">como </text:span><text:span text:style-name="T13">empleado</text:span><text:span text:style-name="T15"> elijo </text:span><text:span text:style-name="T20">la opcion</text:span><text:span text:style-name="T15"> comprar entradas </text:span><text:span text:style-name="T20">reservadas</text:span><text:span text:style-name="T11">&gt;,</text:span></text:p>
      <text:p text:style-name="P17"><text:span text:style-name="T11">Cuando &lt;</text:span><text:span text:style-name="T20">ingreso nombre y DNI del cliente, no restando menos de 3 hs para la funcion, y constato que las entradas esten efectivamente reservadas, y presiono la opcion para continuar con la compra</text:span><text:span text:style-name="T11">&gt;,</text:span></text:p>
      <text:p text:style-name="P17"><text:span text:style-name="T11">Entonces &lt;</text:span><text:span text:style-name="T15">el sistema me </text:span><text:span text:style-name="T20">dirige a la plataforma de compra de entradas</text:span><text:span text:style-name="T11">&gt;.</text:span></text:p>
      <text:p text:style-name="P13"/>
      <text:p text:style-name="P17"><text:span text:style-name="T11"/></text:p>
      <text:p text:style-name="P6">----------------------------------------------------------------</text:p>
      <text:p text:style-name="P6"/>
      <text:p text:style-name="P6">Problema 9: Pago electronico</text:p>
      <text:p text:style-name="P6">ID: </text:p>
      <text:p text:style-name="Standard"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/>
      <text:p text:style-name="P6">CRITERIOS DE ACEPTACION:</text:p>
      <text:p text:style-name="P6">Escenario 1: </text:p>
      <text:p text:style-name="P6">Dado &lt;&gt;,</text:p>
      <text:p text:style-name="P6"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P6"/>
      <text:p text:style-name="P6">----------------------------------------------------------------</text:p>
      <text:p text:style-name="P6"/>
      <text:p text:style-name="P6">Problema 10: Un aventón</text:p>
      <text:p text:style-name="P6">ID: </text:p>
      <text:p text:style-name="Standard"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/>
      <text:p text:style-name="P6"><text:soft-page-break/>CRITERIOS DE ACEPTACION:</text:p>
      <text:p text:style-name="P6">Escenario 1: </text:p>
      <text:p text:style-name="P6">Dado &lt;&gt;,</text:p>
      <text:p text:style-name="P6"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P6"/>
      <text:p text:style-name="P6">----------------------------------------------------------------</text:p>
      <text:p text:style-name="P6"/>
      <text:p text:style-name="P6">Problema 11: Concursos</text:p>
      <text:p text:style-name="P6">ID: </text:p>
      <text:p text:style-name="Standard"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/>
      <text:p text:style-name="P6">CRITERIOS DE ACEPTACION:</text:p>
      <text:p text:style-name="P6">Escenario 1: </text:p>
      <text:p text:style-name="P6">Dado &lt;&gt;,</text:p>
      <text:p text:style-name="P6"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P6"/>
      <text:p text:style-name="P6">----------------------------------------------------------------</text:p>
      <text:p text:style-name="P6"/>
      <text:p text:style-name="P6">Problema 12: Créditos bancarios</text:p>
      <text:p text:style-name="P6">ID: </text:p>
      <text:p text:style-name="Standard"><text:soft-page-break/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/>
      <text:p text:style-name="P6">CRITERIOS DE ACEPTACION:</text:p>
      <text:p text:style-name="P6">Escenario 1: </text:p>
      <text:p text:style-name="P6">Dado &lt;&gt;,</text:p>
      <text:p text:style-name="P6"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P6"/>
      <text:p text:style-name="P6">----------------------------------------------------------------</text:p>
      <text:p text:style-name="P6"/>
      <text:p text:style-name="P6">Problema 13: Venta de libros</text:p>
      <text:p text:style-name="P6">ID: </text:p>
      <text:p text:style-name="Standard"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/>
      <text:p text:style-name="P6">CRITERIOS DE ACEPTACION:</text:p>
      <text:p text:style-name="P6">Escenario 1: </text:p>
      <text:p text:style-name="P6">Dado &lt;&gt;,</text:p>
      <text:p text:style-name="P6"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P6"/>
      <text:p text:style-name="P6"><text:soft-page-break/>----------------------------------------------------------------</text:p>
      <text:p text:style-name="P6"/>
      <text:p text:style-name="P6">Problema 14: Manejo de tarjetas de crédito</text:p>
      <text:p text:style-name="P6">ID: </text:p>
      <text:p text:style-name="Standard"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/>
      <text:p text:style-name="P6">CRITERIOS DE ACEPTACION:</text:p>
      <text:p text:style-name="P6">Escenario 1: </text:p>
      <text:p text:style-name="P6">Dado &lt;&gt;,</text:p>
      <text:p text:style-name="P6"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P6">----------------------------------------------------------------</text:p>
      <text:p text:style-name="P6"/>
      <text:p text:style-name="P6">Problema 15: Manejo de canchas de tenis</text:p>
      <text:p text:style-name="P6">ID: </text:p>
      <text:p text:style-name="Standard"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/>
      <text:p text:style-name="P6">CRITERIOS DE ACEPTACION:</text:p>
      <text:p text:style-name="P6">Escenario 1: </text:p>
      <text:p text:style-name="P6">Dado &lt;&gt;,</text:p>
      <text:p text:style-name="P6"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><text:soft-page-break/></text:p>
      <text:p text:style-name="P6"/>
      <text:p text:style-name="P6">----------------------------------------------------------------</text:p>
      <text:p text:style-name="P6"/>
      <text:p text:style-name="P6">Problema 16: Procesamiento de imágenes</text:p>
      <text:p text:style-name="P6">ID: </text:p>
      <text:p text:style-name="Standard"><text:span text:style-name="T11">TÍTULO: </text:span><text:span text:style-name="T12">Como </text:span><text:span text:style-name="T11">&lt;&gt; </text:span><text:span text:style-name="T12">quiero </text:span><text:span text:style-name="T11">&lt;&gt; </text:span><text:span text:style-name="T12">para </text:span><text:span text:style-name="T11">&lt;&gt;</text:span></text:p>
      <text:p text:style-name="P6">REGLAS DE NEGOCIO:</text:p>
      <text:p text:style-name="P6"/>
      <text:p text:style-name="P6"/>
      <text:p text:style-name="P6">CRITERIOS DE ACEPTACION:</text:p>
      <text:p text:style-name="P6">Escenario 1: </text:p>
      <text:p text:style-name="P6">Dado &lt;&gt;,</text:p>
      <text:p text:style-name="P6">Cuando &lt;&gt;,</text:p>
      <text:p text:style-name="P6">Entonces &lt;&gt;.</text:p>
      <text:p text:style-name="P6">Escenario 2:</text:p>
      <text:p text:style-name="P6">Dado &lt;&gt;,</text:p>
      <text:p text:style-name="P6">Cuando &lt;&gt;,</text:p>
      <text:p text:style-name="P6">Entonces &lt;&gt;.</text:p>
      <text:p text:style-name="P6">Escenario 3:</text:p>
      <text:p text:style-name="P6">Dado &lt;&gt;,</text:p>
      <text:p text:style-name="P6">Cuando &lt;&gt;,</text:p>
      <text:p text:style-name="P6">Entonces &lt;&gt;.</text:p>
      <text:p text:style-name="P6">Escenario 4:</text:p>
      <text:p text:style-name="P6">Dado &lt;&gt;,</text:p>
      <text:p text:style-name="P6">Cuando &lt;&gt;,</text:p>
      <text:p text:style-name="P6">Entonces &lt;&gt;.</text:p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5T16:29:10.234000000</dc:date>
    <meta:editing-duration>P3DT7H15M53S</meta:editing-duration>
    <meta:editing-cycles>5</meta:editing-cycles>
    <meta:generator>LibreOffice/24.8.2.1$Windows_X86_64 LibreOffice_project/0f794b6e29741098670a3b95d60478a65d05ef13</meta:generator>
    <meta:document-statistic meta:table-count="0" meta:image-count="0" meta:object-count="0" meta:page-count="11" meta:paragraph-count="400" meta:word-count="1676" meta:character-count="10685" meta:non-whitespace-character-count="9378"/>
  </office:meta>
</office:document-meta>
</file>